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officeooo:rsid="000d7d86" officeooo:paragraph-rsid="000d7d86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2pt" officeooo:rsid="000d7d86" officeooo:paragraph-rsid="000d7d8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ab351" officeooo:paragraph-rsid="000ee25a" style:font-size-asian="14pt" style:font-size-complex="14pt"/>
    </style:style>
    <style:style style:name="P4" style:family="paragraph" style:parent-style-name="Standard">
      <style:text-properties style:font-name="Ubuntu" fo:font-size="14pt" officeooo:rsid="001ab351" officeooo:paragraph-rsid="000d7d86" style:font-size-asian="14pt" style:font-size-complex="14pt"/>
    </style:style>
    <style:style style:name="P5" style:family="paragraph" style:parent-style-name="Standard">
      <style:text-properties style:font-name="Ubuntu" fo:font-size="14pt" officeooo:rsid="001ab351" officeooo:paragraph-rsid="000ee25a" style:font-size-asian="14pt" style:font-size-complex="14pt"/>
    </style:style>
    <style:style style:name="P6" style:family="paragraph" style:parent-style-name="Standard">
      <style:text-properties style:font-name="Ubuntu" fo:font-size="14pt" officeooo:rsid="001ab351" officeooo:paragraph-rsid="00108964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officeooo:rsid="001ab351" officeooo:paragraph-rsid="000d7d8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officeooo:rsid="001ab351" officeooo:paragraph-rsid="0010896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officeooo:rsid="001ab351" officeooo:paragraph-rsid="000ee25a" style:font-size-asian="14pt" style:font-size-complex="14pt"/>
    </style:style>
    <style:style style:name="P10" style:family="paragraph" style:parent-style-name="Standard">
      <style:text-properties style:font-name="Ubuntu" fo:font-size="14pt" officeooo:rsid="001ab351" officeooo:paragraph-rsid="0011ea1a" style:font-size-asian="14pt" style:font-size-complex="14pt"/>
    </style:style>
    <style:style style:name="T1" style:family="text">
      <style:text-properties officeooo:rsid="000d7d86"/>
    </style:style>
    <style:style style:name="T2" style:family="text">
      <style:text-properties officeooo:rsid="000ee25a"/>
    </style:style>
    <style:style style:name="T3" style:family="text">
      <style:text-properties style:text-underline-style="solid" style:text-underline-width="auto" style:text-underline-color="font-color" officeooo:rsid="000ee25a"/>
    </style:style>
    <style:style style:name="T4" style:family="text">
      <style:text-properties style:text-underline-style="solid" style:text-underline-width="auto" style:text-underline-color="font-color" officeooo:rsid="0011ea1a"/>
    </style:style>
    <style:style style:name="T5" style:family="text">
      <style:text-properties style:text-underline-style="none" officeooo:rsid="000ee25a"/>
    </style:style>
    <style:style style:name="T6" style:family="text">
      <style:text-properties style:text-underline-style="none" officeooo:rsid="0011ea1a"/>
    </style:style>
    <style:style style:name="T7" style:family="text">
      <style:text-properties officeooo:rsid="00108964"/>
    </style:style>
    <style:style style:name="T8" style:family="text">
      <style:text-properties officeooo:rsid="0011e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</text:p>
      <text:p text:style-name="P2"/>
      <text:p text:style-name="P6"><text:span text:style-name="T2">departamento</text:span> (<text:span text:style-name="T3">cod-depart</text:span><text:span text:style-name="T5">, nº_planta, sección</text:span>)</text:p>
      <text:p text:style-name="P6"><text:tab/>pk: <text:span text:style-name="T5">cod-depart</text:span></text:p>
      <text:p text:style-name="P6"/>
      <text:p text:style-name="P6"/>
      <text:p text:style-name="P6"><text:span text:style-name="T2">jefe_departamento</text:span> (<text:span text:style-name="T3">num_colegiado</text:span><text:span text:style-name="T2">, </text:span><text:span text:style-name="T5">cod-depart, </text:span><text:span text:style-name="T2">nombre</text:span><text:span text:style-name="T7">)</text:span></text:p>
      <text:p text:style-name="P4"><text:tab/>pk: <text:span text:style-name="T2">num_colegiado</text:span></text:p>
      <text:p text:style-name="P6"><text:tab/>fk: <text:s/><text:span text:style-name="T5">cod-depart → </text:span><text:span text:style-name="T6">departamento</text:span></text:p>
      <text:p text:style-name="P7"/>
      <text:p text:style-name="P7"/>
      <text:p text:style-name="P6"><text:span text:style-name="T2">medico</text:span> (<text:span text:style-name="T3">n-colegiado</text:span><text:span text:style-name="T5">, cod-depart, nombre</text:span>)</text:p>
      <text:p text:style-name="P5"><text:tab/>pk: <text:s/><text:span text:style-name="T5">n-colegiado</text:span></text:p>
      <text:p text:style-name="P10"><text:tab/>fk: <text:s/><text:span text:style-name="T5">cod-depart → </text:span><text:span text:style-name="T6">departamento</text:span></text:p>
      <text:p text:style-name="P3"/>
      <text:p text:style-name="P8"/>
      <text:p text:style-name="P10"><text:span text:style-name="T2">paciente</text:span> (<text:span text:style-name="T3">n-ss</text:span><text:span text:style-name="T5">, n-colegiado, nombre</text:span>)</text:p>
      <text:p text:style-name="P5"><text:tab/>pk: <text:s/><text:span text:style-name="T5">n-ss</text:span></text:p>
      <text:p text:style-name="P10"><text:tab/>fk: <text:s/><text:span text:style-name="T5">n-colegiado → </text:span><text:span text:style-name="T6">medico</text:span></text:p>
      <text:p text:style-name="P3"/>
      <text:p text:style-name="P3"/>
      <text:p text:style-name="P10"><text:span text:style-name="T2">citas</text:span> (<text:span text:style-name="T4">cod-cita</text:span><text:span text:style-name="T6">, </text:span><text:span text:style-name="T5">n-colegiado, n-ss,</text:span><text:span text:style-name="T6">fecha-asig, con fecha, insitu</text:span>)</text:p>
      <text:p text:style-name="P10"><text:tab/>pk: <text:span text:style-name="T6">cod-cita </text:span><text:span text:style-name="T1">x</text:span></text:p>
      <text:p text:style-name="P10"><text:tab/>fk: <text:s/><text:span text:style-name="T5">n-colegiado, n-ss → </text:span><text:span text:style-name="T6">medico, paciente</text:span></text:p>
      <text:p text:style-name="P3"/>
      <text:p text:style-name="P3"/>
      <text:p text:style-name="P10"><text:span text:style-name="T8">diagnostico</text:span> (<text:span text:style-name="T4">cod-diagnos</text:span><text:span text:style-name="T6">, </text:span><text:span text:style-name="T5">n-colegiado, </text:span><text:span text:style-name="T6">fecha-emis, trat1, trat2</text:span>)</text:p>
      <text:p text:style-name="P10"><text:tab/>pk: <text:s/><text:span text:style-name="T6">cod-diagnos</text:span></text:p>
      <text:p text:style-name="P10"><text:tab/>fk: <text:s/><text:span text:style-name="T5">n-colegiado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04:41.654911236</meta:creation-date>
    <dc:date>2024-12-11T18:45:11.564368160</dc:date>
    <meta:editing-duration>PT30M4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64" meta:character-count="559" meta:non-whitespace-character-count="494"/>
  </office:meta>
</office:document-meta>
</file>